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urzanleitung Musikverwaltung</text:p>
      <text:p text:style-name="P1"/>
      <text:p text:style-name="P1">Um das Programm zu testen befinden sich bereits Beispiellieder in „./soundsource/“. In diesen Ordner können beliebig viele weitere Lieder hinzugefügt werden. Diese sollten folgendermaßen benannt werden „Titel-Interpret-Genre“. Es dürfen keine Leerzeichen im Namen sein und es muss im „.wav“ Dateiformat sein. Die Songs werden beim Start des Programms automatisch geladen.</text:p>
      <text:p text:style-name="P1">Der Quellcode befindet sich in „./src/“. Um das Programm zu starten muss die Datei „./src/main/Musikverwaltung.java“ ausgeführt werden. Durch den Start des Programms öffnet sich das GUI. In dem Programmfenster ist eine Liste mit allen verfügbaren Liedern zu sehen. Durch einfaches klicken auf einen Titel wird der zugehörige Song abgespielt. Das Lied kann pausiert werden indem auf Play/Pause geklickt wird geklickt wird. Durch erneutes klicken auf Play/Pause wird das Lied fortgefahren. Die Liste aller Songs kann durch suchen in der Suchleiste gefiltert werden. In dieser Suchleiste können beispielsweise Songnamen oder Anfänge von Songnamen gesucht werden. Weiterhin können Interpreten oder Anfangsbuchstaben von Interpreten gesucht werden. Die Suche muss durch einen Klick auf den Button „Search“ abgeschlossen werden, um die Liste aller Ergebnisse der Suche anzuzeigen.</text:p>
      <text:p text:style-name="P1">Es gibt drei Dropdowns, welche zum Filtern der Songs bzw. zur Erstellung von Playlists existieren. Mit dem Dropdown indem „all interpreters“ steht kann ein bestimmer Interpret ausgewählt werden. Innerhalb des Dropdowns gibt es nur Interpreten, welche in dem „./soundsource/“ Ordner vorkommen. Durch die Auswahl einen Interpreten im Dropdown ,werden in der Liste in der die Songs angezeigt werden ausschließlich Songs von diesem Interpreten angezeigt. Um wieder alle Songs anzuzeigen kann im Dropdown wieder „Interpreters“ ausgewählt werden.</text:p>
      <text:p text:style-name="P1">Das Genre-Dropdown funktioniert nach einem ähnlichen Prinzip. In diesem Dropdown kann eines der vorhandenen Genres gewählt werden. Es kommen wieder nur Genre vor, welche aus dem „./soundsource/“ Ordner vom Programm ausgelesen wurden konnten. Durch die Auswahl eines Genres werden nur Songs dieses bestimmten Genres angezeigt. Auch hier können wieder alle Songs angezeigt werden, indem im Genre-Dropdown „all genres“ ausgewählt wird.</text:p>
      <text:p text:style-name="P1">Es gibt noch ein weiteres Dropdown, welches mit dem „add playlist“ Button in verbindung steht. Durch einen Klick auf diesen Button öffnet sich ein Fenster, indem eine neue Playlist erstellt werden kann. In dem Textfeld wird der Name der Playlist angegeben. Danach können in der darüber liegenden Liste Songs ausgewählt werden, welche sich in der Playlist befinden sollen. Durch das Drücken von „Strg“ (bzw. Ctrl) und Linksklick auf verschiedene Songs können mehrere Songs in die Playlist hinzugefügt werden. Sobald auf „Ok“ geklickt wird, wird eine „Playlistname.txt“ Datei im Ordner „./playlists/“ erstellt. In dieser Textdatei wird der Inhalt der Playlist gespeichert, sodass auch nach einem Neustart des Programms wieder alle Playlists vorhanden sind.</text:p>
      <text:p text:style-name="P1">Im letzten Dropdown, dem Playlist-Dropdown können die erstellten Playlists nun ausgewählt werden. Zum testen gibt es bereits eine Playlist. Die in der Playlist enthaltenen Songs erscheinen nun in der Song-Liste. Um wieder alle Songs anzuzeigen kann im Playlist-Dropdown „all songs“ ausgewäh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11T14:59:01.33</meta:creation-date>
    <dc:date>2019-08-11T19:46:00.59</dc:date>
    <meta:editing-duration>PT4H46M55S</meta:editing-duration>
    <meta:editing-cycles>12</meta:editing-cycles>
    <meta:generator>OpenOffice/4.1.3$Win32 OpenOffice.org_project/413m1$Build-9783</meta:generator>
    <meta:document-statistic meta:table-count="0" meta:image-count="0" meta:object-count="0" meta:page-count="1" meta:paragraph-count="7" meta:word-count="465" meta:character-count="3300"/>
  </office:meta>
</office:document-meta>
</file>